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loext:contextual-spacing="false"/>
    </style:style>
    <style:style style:name="T1" style:family="text">
      <style:text-properties officeooo:rsid="000c186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y</text:span>ou are given an undirected <text:span text:style-name="Strong_20_Emphasis">connected</text:span> graph. An articulation point (or cut vertex) is defined as a vertex which, when removed along with associated edges, makes the graph disconnected (or more precisely, increases the number of connected components in the graph). The task is to find all articulation points in the given graph.</text:p>
      <text:p text:style-name="Text_20_body"><text:span text:style-name="Strong_20_Emphasis">Input:</text:span><text:line-break/>The input to the function/method consists of three arguments:</text:p>
      <text:list xml:id="list520973760" text:style-name="L1">
        <text:list-item>
          <text:p text:style-name="P3"><text:span text:style-name="Source_20_Text">numNodes</text:span>, an integer representing the number of nodes in the graph. </text:p>
        </text:list-item>
        <text:list-item>
          <text:p text:style-name="P3"><text:span text:style-name="Source_20_Text">numEdges</text:span>, an integer representing the number of edges in the graph. </text:p>
        </text:list-item>
        <text:list-item>
          <text:p text:style-name="P2"><text:span text:style-name="Source_20_Text">edges</text:span>, the list of pair of integers - A, B representing an edge between the nodes A and B. </text:p>
        </text:list-item>
      </text:list>
      <text:p text:style-name="Text_20_body"><text:span text:style-name="Strong_20_Emphasis">Output:</text:span><text:line-break/>Return a list of integers representing the critical nodes.</text:p>
      <text:p text:style-name="Text_20_body"><text:span text:style-name="Strong_20_Emphasis">Example:</text:span></text:p>
      <text:p text:style-name="P1"><text:span text:style-name="Source_20_Text">Input: numNodes = 7, numEdges = 7, edges = [[0, 1], [0, 2], [1, 3], [2, 3], [2, 5], [5, 6], [3, 4]]</text:span></text:p>
      <text:p text:style-name="Text_20_body"><draw:frame draw:style-name="fr1" draw:name="Image1" text:anchor-type="as-char" svg:width="15.425cm" svg:height="14.102cm" draw:z-index="0"><draw:image xlink:href="https://i.imgur.com/kcO9OUI.png" xlink:type="simple" xlink:show="embed" xlink:actuate="onLoad" loext:mime-type="image/png"/></draw:frame></text:p>
      <text:p text:style-name="P1"><text:soft-page-break/><text:span text:style-name="Source_20_Text">Output: [2, 3, 5]</text:span></text:p>
      <text:p text:style-name="Horizontal_20_Line"/>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08T10:14:21.194971972</meta:creation-date>
    <dc:date>2020-03-08T10:16:14.496756225</dc:date>
    <meta:editing-duration>PT1M53S</meta:editing-duration>
    <meta:editing-cycles>1</meta:editing-cycles>
    <meta:document-statistic meta:table-count="0" meta:image-count="1" meta:object-count="0" meta:page-count="2" meta:paragraph-count="10" meta:word-count="145" meta:character-count="815" meta:non-whitespace-character-count="679"/>
    <meta:generator>LibreOffice/6.3.5.2$Linux_X86_64 LibreOffice_project/30$Build-2</meta:generator>
  </office:meta>
</office:document-meta>
</file>